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soDelive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ttack1000</text:p>
          </table:table-cell>
          <table:table-cell office:value-type="string" calcext:value-type="string">
            <text:p>attack2000</text:p>
          </table:table-cell>
          <table:table-cell office:value-type="string" calcext:value-type="string">
            <text:p>attackFree</text:p>
          </table:table-cell>
        </table:table-row>
        <table:table-row table:style-name="ro1">
          <table:table-cell office:value-type="float" office:value="3.000545879999" calcext:value-type="float">
            <text:p>3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.000615479997" calcext:value-type="float">
            <text:p>3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.000685079995" calcext:value-type="float">
            <text:p>3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.000754679993" calcext:value-type="float">
            <text:p>3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.000545879999" calcext:value-type="float">
            <text:p>6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6.000615479997" calcext:value-type="float">
            <text:p>6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6.000685079995" calcext:value-type="float">
            <text:p>6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6.000754679993" calcext:value-type="float">
            <text:p>6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.000545879999" calcext:value-type="float">
            <text:p>9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.000615479997" calcext:value-type="float">
            <text:p>9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.000685079995" calcext:value-type="float">
            <text:p>9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.000754679993" calcext:value-type="float">
            <text:p>9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2.000545879999" calcext:value-type="float">
            <text:p>12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2.000615479997" calcext:value-type="float">
            <text:p>12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2.000685079995" calcext:value-type="float">
            <text:p>12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2.000754679993" calcext:value-type="float">
            <text:p>12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.000545879999" calcext:value-type="float">
            <text:p>15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.000615479997" calcext:value-type="float">
            <text:p>15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.000685079995" calcext:value-type="float">
            <text:p>15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.000754679993" calcext:value-type="float">
            <text:p>15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8.000545879999" calcext:value-type="float">
            <text:p>18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.000615479997" calcext:value-type="float">
            <text:p>18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8.000685079995" calcext:value-type="float">
            <text:p>18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8.000754679993" calcext:value-type="float">
            <text:p>18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.000545879999" calcext:value-type="float">
            <text:p>21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.000615479997" calcext:value-type="float">
            <text:p>21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.000685079995" calcext:value-type="float">
            <text:p>21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.000754679993" calcext:value-type="float">
            <text:p>21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4.000545879999" calcext:value-type="float">
            <text:p>24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4.000615479997" calcext:value-type="float">
            <text:p>24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4.000685079995" calcext:value-type="float">
            <text:p>24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4.000754679993" calcext:value-type="float">
            <text:p>24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.000545879999" calcext:value-type="float">
            <text:p>27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.000615479997" calcext:value-type="float">
            <text:p>27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.000685079995" calcext:value-type="float">
            <text:p>27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.000754679993" calcext:value-type="float">
            <text:p>27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0.000617719993" calcext:value-type="float">
            <text:p>30.00061772</text:p>
          </table:table-cell>
          <table:table-cell office:value-type="float" office:value="0.000617719993" calcext:value-type="float">
            <text:p>0.00061772</text:p>
          </table:table-cell>
          <table:table-cell table:number-columns-repeated="2" office:value-type="float" office:value="0.000831679992" calcext:value-type="float">
            <text:p>0.00083168</text:p>
          </table:table-cell>
        </table:table-row>
        <table:table-row table:style-name="ro1">
          <table:table-cell office:value-type="float" office:value="30.000716199995" calcext:value-type="float">
            <text:p>30.0007162</text:p>
          </table:table-cell>
          <table:table-cell office:value-type="float" office:value="0.000716199995" calcext:value-type="float">
            <text:p>0.0007162</text:p>
          </table:table-cell>
          <table:table-cell table:number-columns-repeated="2" office:value-type="float" office:value="0.00090127999" calcext:value-type="float">
            <text:p>0.00090128</text:p>
          </table:table-cell>
        </table:table-row>
        <table:table-row table:style-name="ro1">
          <table:table-cell office:value-type="float" office:value="30.00090819999" calcext:value-type="float">
            <text:p>30.0009082</text:p>
          </table:table-cell>
          <table:table-cell office:value-type="float" office:value="0.00090819999" calcext:value-type="float">
            <text:p>0.0009082</text:p>
          </table:table-cell>
          <table:table-cell table:number-columns-repeated="2" office:value-type="float" office:value="0.000970879988" calcext:value-type="float">
            <text:p>0.00097088</text:p>
          </table:table-cell>
        </table:table-row>
        <table:table-row table:style-name="ro1">
          <table:table-cell office:value-type="float" office:value="30.000977799988" calcext:value-type="float">
            <text:p>30.0009778</text:p>
          </table:table-cell>
          <table:table-cell office:value-type="float" office:value="0.000977799988" calcext:value-type="float">
            <text:p>0.0009778</text:p>
          </table:table-cell>
          <table:table-cell table:number-columns-repeated="2" office:value-type="float" office:value="0.001040479986" calcext:value-type="float">
            <text:p>0.00104048</text:p>
          </table:table-cell>
        </table:table-row>
        <table:table-row table:style-name="ro1">
          <table:table-cell office:value-type="float" office:value="33.000545879999" calcext:value-type="float">
            <text:p>33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3.000615479997" calcext:value-type="float">
            <text:p>33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3.000685079995" calcext:value-type="float">
            <text:p>33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3.000754679993" calcext:value-type="float">
            <text:p>33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6.000545879999" calcext:value-type="float">
            <text:p>36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6.000615479997" calcext:value-type="float">
            <text:p>36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6.000685079995" calcext:value-type="float">
            <text:p>36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6.000754679993" calcext:value-type="float">
            <text:p>36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9.000545879999" calcext:value-type="float">
            <text:p>39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9.000615479997" calcext:value-type="float">
            <text:p>39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9.000685079995" calcext:value-type="float">
            <text:p>39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9.000754679993" calcext:value-type="float">
            <text:p>39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2.000545879999" calcext:value-type="float">
            <text:p>42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2.000615479997" calcext:value-type="float">
            <text:p>42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2.000685079995" calcext:value-type="float">
            <text:p>42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2.000754679993" calcext:value-type="float">
            <text:p>42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5.000545879999" calcext:value-type="float">
            <text:p>45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5.000615479997" calcext:value-type="float">
            <text:p>45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5.000685079995" calcext:value-type="float">
            <text:p>45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5.000754679993" calcext:value-type="float">
            <text:p>45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8.000545879999" calcext:value-type="float">
            <text:p>48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8.000615479997" calcext:value-type="float">
            <text:p>48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8.000685079995" calcext:value-type="float">
            <text:p>48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8.000754679993" calcext:value-type="float">
            <text:p>48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1.000545879999" calcext:value-type="float">
            <text:p>51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1.000615479997" calcext:value-type="float">
            <text:p>51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1.000685079995" calcext:value-type="float">
            <text:p>51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1.000754679993" calcext:value-type="float">
            <text:p>51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4.000545879999" calcext:value-type="float">
            <text:p>54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4.000615479997" calcext:value-type="float">
            <text:p>54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4.000685079995" calcext:value-type="float">
            <text:p>54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4.000754679993" calcext:value-type="float">
            <text:p>54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7.000545879999" calcext:value-type="float">
            <text:p>57.00054588</text:p>
          </table:table-cell>
          <table:table-cell office:value-type="float" office:value="0.000545879999" calcext:value-type="float">
            <text:p>0.00054588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7.000615479997" calcext:value-type="float">
            <text:p>57.00061548</text:p>
          </table:table-cell>
          <table:table-cell office:value-type="float" office:value="0.000615479997" calcext:value-type="float">
            <text:p>0.00061548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7.000685079995" calcext:value-type="float">
            <text:p>57.00068508</text:p>
          </table:table-cell>
          <table:table-cell office:value-type="float" office:value="0.000685079995" calcext:value-type="float">
            <text:p>0.00068508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7.000754679993" calcext:value-type="float">
            <text:p>57.00075468</text:p>
          </table:table-cell>
          <table:table-cell office:value-type="float" office:value="0.000754679993" calcext:value-type="float">
            <text:p>0.00075468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0.000545879999" calcext:value-type="float">
            <text:p>60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875839969" calcext:value-type="float">
            <text:p>0.00087584</text:p>
          </table:table-cell>
          <table:table-cell office:value-type="float" office:value="0.000700079995" calcext:value-type="float">
            <text:p>0.00070008</text:p>
          </table:table-cell>
        </table:table-row>
        <table:table-row table:style-name="ro1">
          <table:table-cell office:value-type="float" office:value="60.000644119997" calcext:value-type="float">
            <text:p>60.00064412</text:p>
          </table:table-cell>
          <table:table-cell office:value-type="float" office:value="0.000644119997" calcext:value-type="float">
            <text:p>0.00064412</text:p>
          </table:table-cell>
          <table:table-cell office:value-type="float" office:value="0.001228479967" calcext:value-type="float">
            <text:p>0.00122848</text:p>
          </table:table-cell>
          <table:table-cell office:value-type="float" office:value="0.000769679993" calcext:value-type="float">
            <text:p>0.00076968</text:p>
          </table:table-cell>
        </table:table-row>
        <table:table-row table:style-name="ro1">
          <table:table-cell office:value-type="float" office:value="60.000720439994" calcext:value-type="float">
            <text:p>60.00072044</text:p>
          </table:table-cell>
          <table:table-cell office:value-type="float" office:value="0.000720439994" calcext:value-type="float">
            <text:p>0.00072044</text:p>
          </table:table-cell>
          <table:table-cell office:value-type="float" office:value="0.001397439961" calcext:value-type="float">
            <text:p>0.00139744</text:p>
          </table:table-cell>
          <table:table-cell office:value-type="float" office:value="0.001027999989" calcext:value-type="float">
            <text:p>0.001028</text:p>
          </table:table-cell>
        </table:table-row>
        <table:table-row table:style-name="ro1">
          <table:table-cell office:value-type="float" office:value="60.000790039992" calcext:value-type="float">
            <text:p>60.00079004</text:p>
          </table:table-cell>
          <table:table-cell office:value-type="float" office:value="0.000790039992" calcext:value-type="float">
            <text:p>0.00079004</text:p>
          </table:table-cell>
          <table:table-cell office:value-type="float" office:value="0.00183855998" calcext:value-type="float">
            <text:p>0.00183856</text:p>
          </table:table-cell>
          <table:table-cell office:value-type="float" office:value="0.001097599987" calcext:value-type="float">
            <text:p>0.0010976</text:p>
          </table:table-cell>
        </table:table-row>
        <table:table-row table:style-name="ro1">
          <table:table-cell office:value-type="float" office:value="63.000596359992" calcext:value-type="float">
            <text:p>63.00059636</text:p>
          </table:table-cell>
          <table:table-cell office:value-type="float" office:value="0.000596359992" calcext:value-type="float">
            <text:p>0.00059636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752639996" calcext:value-type="float">
            <text:p>0.00075264</text:p>
          </table:table-cell>
        </table:table-row>
        <table:table-row table:style-name="ro1">
          <table:table-cell office:value-type="float" office:value="63.000670919992" calcext:value-type="float">
            <text:p>63.00067092</text:p>
          </table:table-cell>
          <table:table-cell office:value-type="float" office:value="0.000670919992" calcext:value-type="float">
            <text:p>0.00067092</text:p>
          </table:table-cell>
          <table:table-cell office:value-type="float" office:value="0.000819199983" calcext:value-type="float">
            <text:p>0.0008192</text:p>
          </table:table-cell>
          <table:table-cell office:value-type="float" office:value="0.000822239994" calcext:value-type="float">
            <text:p>0.00082224</text:p>
          </table:table-cell>
        </table:table-row>
        <table:table-row table:style-name="ro1">
          <table:table-cell office:value-type="float" office:value="63.001213399982" calcext:value-type="float">
            <text:p>63.0012134</text:p>
          </table:table-cell>
          <table:table-cell office:value-type="float" office:value="0.001213399982" calcext:value-type="float">
            <text:p>0.0012134</text:p>
          </table:table-cell>
          <table:table-cell office:value-type="float" office:value="0.000944399979" calcext:value-type="float">
            <text:p>0.0009444</text:p>
          </table:table-cell>
          <table:table-cell office:value-type="float" office:value="0.000891839992" calcext:value-type="float">
            <text:p>0.00089184</text:p>
          </table:table-cell>
        </table:table-row>
        <table:table-row table:style-name="ro1">
          <table:table-cell office:value-type="float" office:value="63.002163078202" calcext:value-type="float">
            <text:p>63.0021630782</text:p>
          </table:table-cell>
          <table:table-cell office:value-type="float" office:value="0.002163078202" calcext:value-type="float">
            <text:p>0.0021630782</text:p>
          </table:table-cell>
          <table:table-cell office:value-type="float" office:value="0.001838639987" calcext:value-type="float">
            <text:p>0.00183864</text:p>
          </table:table-cell>
          <table:table-cell office:value-type="float" office:value="0.00096143999" calcext:value-type="float">
            <text:p>0.00096144</text:p>
          </table:table-cell>
        </table:table-row>
        <table:table-row table:style-name="ro1">
          <table:table-cell office:value-type="float" office:value="66.000594999998" calcext:value-type="float">
            <text:p>66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64799131" calcext:value-type="float">
            <text:p>0.0006647991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66.00086235999" calcext:value-type="float">
            <text:p>66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79247913" calcext:value-type="float">
            <text:p>0.0007924791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66.001019397759" calcext:value-type="float">
            <text:p>66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944399125" calcext:value-type="float">
            <text:p>0.0009443991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66.002156517758" calcext:value-type="float">
            <text:p>66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1838559133" calcext:value-type="float">
            <text:p>0.0018385591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9.000594999998" calcext:value-type="float">
            <text:p>69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64797852" calcext:value-type="float">
            <text:p>0.0006647979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69.00086235999" calcext:value-type="float">
            <text:p>69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792477851" calcext:value-type="float">
            <text:p>0.0007924779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69.001019397759" calcext:value-type="float">
            <text:p>69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944397846" calcext:value-type="float">
            <text:p>0.00094439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69.002156517758" calcext:value-type="float">
            <text:p>69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1838557853" calcext:value-type="float">
            <text:p>0.0018385579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72.000594999998" calcext:value-type="float">
            <text:p>72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72.00086235999" calcext:value-type="float">
            <text:p>72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72.001019397759" calcext:value-type="float">
            <text:p>72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72.002156517758" calcext:value-type="float">
            <text:p>72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75.000594999998" calcext:value-type="float">
            <text:p>75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75.00086235999" calcext:value-type="float">
            <text:p>75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75.001019397759" calcext:value-type="float">
            <text:p>75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75.002156517758" calcext:value-type="float">
            <text:p>75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78.000594999998" calcext:value-type="float">
            <text:p>78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78.00086235999" calcext:value-type="float">
            <text:p>78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78.001019397759" calcext:value-type="float">
            <text:p>78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78.002156517758" calcext:value-type="float">
            <text:p>78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81.000594999998" calcext:value-type="float">
            <text:p>81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81.00086235999" calcext:value-type="float">
            <text:p>81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81.001019397759" calcext:value-type="float">
            <text:p>81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81.002156517758" calcext:value-type="float">
            <text:p>81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84.000594999998" calcext:value-type="float">
            <text:p>84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84.00086235999" calcext:value-type="float">
            <text:p>84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84.001019397759" calcext:value-type="float">
            <text:p>84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84.002156517758" calcext:value-type="float">
            <text:p>84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87.000594999998" calcext:value-type="float">
            <text:p>87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64797267" calcext:value-type="float">
            <text:p>0.00066479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87.00086235999" calcext:value-type="float">
            <text:p>87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792477266" calcext:value-type="float">
            <text:p>0.00079247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87.001019397759" calcext:value-type="float">
            <text:p>87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944397261" calcext:value-type="float">
            <text:p>0.00094439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87.002156517758" calcext:value-type="float">
            <text:p>87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1838557269" calcext:value-type="float">
            <text:p>0.00183855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0.000594999998" calcext:value-type="float">
            <text:p>90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61839989" calcext:value-type="float">
            <text:p>0.0006618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0.000944439989" calcext:value-type="float">
            <text:p>90.00094444</text:p>
          </table:table-cell>
          <table:table-cell office:value-type="float" office:value="0.000944439989" calcext:value-type="float">
            <text:p>0.00094444</text:p>
          </table:table-cell>
          <table:table-cell office:value-type="float" office:value="0.000921199984" calcext:value-type="float">
            <text:p>0.0009212</text:p>
          </table:table-cell>
          <table:table-cell office:value-type="float" office:value="0.000698399995" calcext:value-type="float">
            <text:p>0.0006984</text:p>
          </table:table-cell>
        </table:table-row>
        <table:table-row table:style-name="ro1">
          <table:table-cell office:value-type="float" office:value="90.001026039992" calcext:value-type="float">
            <text:p>90.00102604</text:p>
          </table:table-cell>
          <table:table-cell office:value-type="float" office:value="0.001026039992" calcext:value-type="float">
            <text:p>0.00102604</text:p>
          </table:table-cell>
          <table:table-cell office:value-type="float" office:value="0.001196717263" calcext:value-type="float">
            <text:p>0.0011967173</text:p>
          </table:table-cell>
          <table:table-cell office:value-type="float" office:value="0.000790959991" calcext:value-type="float">
            <text:p>0.00079096</text:p>
          </table:table-cell>
        </table:table-row>
        <table:table-row table:style-name="ro1">
          <table:table-cell office:value-type="float" office:value="90.001528037769" calcext:value-type="float">
            <text:p>90.0015280378</text:p>
          </table:table-cell>
          <table:table-cell office:value-type="float" office:value="0.001528037769" calcext:value-type="float">
            <text:p>0.0015280378</text:p>
          </table:table-cell>
          <table:table-cell office:value-type="float" office:value="0.002338477269" calcext:value-type="float">
            <text:p>0.0023384773</text:p>
          </table:table-cell>
          <table:table-cell office:value-type="float" office:value="0.000870159989" calcext:value-type="float">
            <text:p>0.00087016</text:p>
          </table:table-cell>
        </table:table-row>
        <table:table-row table:style-name="ro1">
          <table:table-cell office:value-type="float" office:value="93.000583717767" calcext:value-type="float">
            <text:p>93.0005837178</text:p>
          </table:table-cell>
          <table:table-cell office:value-type="float" office:value="0.000583717767" calcext:value-type="float">
            <text:p>0.0005837178</text:p>
          </table:table-cell>
          <table:table-cell office:value-type="float" office:value="0.000913357258" calcext:value-type="float">
            <text:p>0.0009133573</text:p>
          </table:table-cell>
          <table:table-cell office:value-type="float" office:value="0.000843119992" calcext:value-type="float">
            <text:p>0.00084312</text:p>
          </table:table-cell>
        </table:table-row>
        <table:table-row table:style-name="ro1">
          <table:table-cell office:value-type="float" office:value="93.000892439991" calcext:value-type="float">
            <text:p>93.00089244</text:p>
          </table:table-cell>
          <table:table-cell office:value-type="float" office:value="0.000892439991" calcext:value-type="float">
            <text:p>0.00089244</text:p>
          </table:table-cell>
          <table:table-cell office:value-type="float" office:value="0.001158157248" calcext:value-type="float">
            <text:p>0.0011581572</text:p>
          </table:table-cell>
          <table:table-cell office:value-type="float" office:value="0.00091271999" calcext:value-type="float">
            <text:p>0.00091272</text:p>
          </table:table-cell>
        </table:table-row>
        <table:table-row table:style-name="ro1">
          <table:table-cell office:value-type="float" office:value="93.000938519989" calcext:value-type="float">
            <text:p>93.00093852</text:p>
          </table:table-cell>
          <table:table-cell office:value-type="float" office:value="0.000938519989" calcext:value-type="float">
            <text:p>0.00093852</text:p>
          </table:table-cell>
          <table:table-cell office:value-type="float" office:value="0.001227757246" calcext:value-type="float">
            <text:p>0.0012277572</text:p>
          </table:table-cell>
          <table:table-cell office:value-type="float" office:value="0.000982319988" calcext:value-type="float">
            <text:p>0.00098232</text:p>
          </table:table-cell>
        </table:table-row>
        <table:table-row table:style-name="ro1">
          <table:table-cell office:value-type="float" office:value="93.001187319985" calcext:value-type="float">
            <text:p>93.00118732</text:p>
          </table:table-cell>
          <table:table-cell office:value-type="float" office:value="0.001187319985" calcext:value-type="float">
            <text:p>0.00118732</text:p>
          </table:table-cell>
          <table:table-cell office:value-type="float" office:value="0.001839517246" calcext:value-type="float">
            <text:p>0.0018395172</text:p>
          </table:table-cell>
          <table:table-cell office:value-type="float" office:value="0.001051919986" calcext:value-type="float">
            <text:p>0.00105192</text:p>
          </table:table-cell>
        </table:table-row>
        <table:table-row table:style-name="ro1">
          <table:table-cell office:value-type="float" office:value="96.000632837766" calcext:value-type="float">
            <text:p>96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6.000653317765" calcext:value-type="float">
            <text:p>96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6.000849637764" calcext:value-type="float">
            <text:p>96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6.000947877764" calcext:value-type="float">
            <text:p>96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9.000632837766" calcext:value-type="float">
            <text:p>99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9.000653317765" calcext:value-type="float">
            <text:p>99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9.000849637764" calcext:value-type="float">
            <text:p>99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9.000947877764" calcext:value-type="float">
            <text:p>99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02.000632837766" calcext:value-type="float">
            <text:p>102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02.000653317765" calcext:value-type="float">
            <text:p>102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02.000849637764" calcext:value-type="float">
            <text:p>102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02.000947877764" calcext:value-type="float">
            <text:p>102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05.000632837766" calcext:value-type="float">
            <text:p>105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05.000653317765" calcext:value-type="float">
            <text:p>105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05.000849637764" calcext:value-type="float">
            <text:p>105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05.000947877764" calcext:value-type="float">
            <text:p>105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08.000632837766" calcext:value-type="float">
            <text:p>108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08.000653317765" calcext:value-type="float">
            <text:p>108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08.000849637764" calcext:value-type="float">
            <text:p>108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08.000947877764" calcext:value-type="float">
            <text:p>108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11.000632837766" calcext:value-type="float">
            <text:p>111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11.000653317765" calcext:value-type="float">
            <text:p>111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11.000849637764" calcext:value-type="float">
            <text:p>111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11.000947877764" calcext:value-type="float">
            <text:p>111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14.000632837766" calcext:value-type="float">
            <text:p>114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14.000653317765" calcext:value-type="float">
            <text:p>114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14.000849637764" calcext:value-type="float">
            <text:p>114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14.000947877764" calcext:value-type="float">
            <text:p>114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17.000632837766" calcext:value-type="float">
            <text:p>117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894237267" calcext:value-type="float">
            <text:p>0.000894237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17.000653317765" calcext:value-type="float">
            <text:p>117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1160637262" calcext:value-type="float">
            <text:p>0.001160637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17.000849637764" calcext:value-type="float">
            <text:p>117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123023726" calcext:value-type="float">
            <text:p>0.001230237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17.000947877764" calcext:value-type="float">
            <text:p>117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184231726" calcext:value-type="float">
            <text:p>0.001842317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20.000771959993" calcext:value-type="float">
            <text:p>120.00077196</text:p>
          </table:table-cell>
          <table:table-cell office:value-type="float" office:value="0.000771959993" calcext:value-type="float">
            <text:p>0.00077196</text:p>
          </table:table-cell>
          <table:table-cell office:value-type="float" office:value="0.001198077255" calcext:value-type="float">
            <text:p>0.0011980773</text:p>
          </table:table-cell>
          <table:table-cell office:value-type="float" office:value="0.000791519992" calcext:value-type="float">
            <text:p>0.00079152</text:p>
          </table:table-cell>
        </table:table-row>
        <table:table-row table:style-name="ro1">
          <table:table-cell office:value-type="float" office:value="120.000792439992" calcext:value-type="float">
            <text:p>120.00079244</text:p>
          </table:table-cell>
          <table:table-cell office:value-type="float" office:value="0.000792439992" calcext:value-type="float">
            <text:p>0.00079244</text:p>
          </table:table-cell>
          <table:table-cell office:value-type="float" office:value="0.001267677253" calcext:value-type="float">
            <text:p>0.0012676773</text:p>
          </table:table-cell>
          <table:table-cell office:value-type="float" office:value="0.000811999991" calcext:value-type="float">
            <text:p>0.000812</text:p>
          </table:table-cell>
        </table:table-row>
        <table:table-row table:style-name="ro1">
          <table:table-cell office:value-type="float" office:value="120.001054437759" calcext:value-type="float">
            <text:p>120.0010544378</text:p>
          </table:table-cell>
          <table:table-cell office:value-type="float" office:value="0.001054437759" calcext:value-type="float">
            <text:p>0.0010544378</text:p>
          </table:table-cell>
          <table:table-cell office:value-type="float" office:value="0.001654077263" calcext:value-type="float">
            <text:p>0.0016540773</text:p>
          </table:table-cell>
          <table:table-cell office:value-type="float" office:value="0.000949599984" calcext:value-type="float">
            <text:p>0.0009496</text:p>
          </table:table-cell>
        </table:table-row>
        <table:table-row table:style-name="ro1">
          <table:table-cell office:value-type="float" office:value="120.001074917758" calcext:value-type="float">
            <text:p>120.0010749178</text:p>
          </table:table-cell>
          <table:table-cell office:value-type="float" office:value="0.001074917758" calcext:value-type="float">
            <text:p>0.0010749178</text:p>
          </table:table-cell>
          <table:table-cell office:value-type="float" office:value="0.002185117231" calcext:value-type="float">
            <text:p>0.0021851172</text:p>
          </table:table-cell>
          <table:table-cell office:value-type="float" office:value="0.000970079983" calcext:value-type="float">
            <text:p>0.00097008</text:p>
          </table:table-cell>
        </table:table-row>
        <table:table-row table:style-name="ro1">
          <table:table-cell office:value-type="float" office:value="123.000594999998" calcext:value-type="float">
            <text:p>123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749199994" calcext:value-type="float">
            <text:p>0.0007492</text:p>
          </table:table-cell>
        </table:table-row>
        <table:table-row table:style-name="ro1">
          <table:table-cell office:value-type="float" office:value="123.000664599996" calcext:value-type="float">
            <text:p>123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1417597268" calcext:value-type="float">
            <text:p>0.0014175973</text:p>
          </table:table-cell>
          <table:table-cell office:value-type="float" office:value="0.000769679993" calcext:value-type="float">
            <text:p>0.00076968</text:p>
          </table:table-cell>
        </table:table-row>
        <table:table-row table:style-name="ro1">
          <table:table-cell office:value-type="float" office:value="123.00097507776" calcext:value-type="float">
            <text:p>123.0009750778</text:p>
          </table:table-cell>
          <table:table-cell office:value-type="float" office:value="0.00097507776" calcext:value-type="float">
            <text:p>0.0009750778</text:p>
          </table:table-cell>
          <table:table-cell office:value-type="float" office:value="0.002160637262" calcext:value-type="float">
            <text:p>0.0021606373</text:p>
          </table:table-cell>
          <table:table-cell office:value-type="float" office:value="0.000839279991" calcext:value-type="float">
            <text:p>0.00083928</text:p>
          </table:table-cell>
        </table:table-row>
        <table:table-row table:style-name="ro1">
          <table:table-cell office:value-type="float" office:value="123.001169679983" calcext:value-type="float">
            <text:p>123.00116968</text:p>
          </table:table-cell>
          <table:table-cell office:value-type="float" office:value="0.001169679983" calcext:value-type="float">
            <text:p>0.00116968</text:p>
          </table:table-cell>
          <table:table-cell office:value-type="float" office:value="0.003160637262" calcext:value-type="float">
            <text:p>0.0031606373</text:p>
          </table:table-cell>
          <table:table-cell office:value-type="float" office:value="0.000908879989" calcext:value-type="float">
            <text:p>0.00090888</text:p>
          </table:table-cell>
        </table:table-row>
        <table:table-row table:style-name="ro1">
          <table:table-cell office:value-type="float" office:value="126.000596359992" calcext:value-type="float">
            <text:p>126.00059636</text:p>
          </table:table-cell>
          <table:table-cell office:value-type="float" office:value="0.000596359992" calcext:value-type="float">
            <text:p>0.00059636</text:p>
          </table:table-cell>
          <table:table-cell office:value-type="float" office:value="0.000737677266" calcext:value-type="float">
            <text:p>0.0007376773</text:p>
          </table:table-cell>
          <table:table-cell office:value-type="float" office:value="0.000752639996" calcext:value-type="float">
            <text:p>0.00075264</text:p>
          </table:table-cell>
        </table:table-row>
        <table:table-row table:style-name="ro1">
          <table:table-cell office:value-type="float" office:value="126.000724599995" calcext:value-type="float">
            <text:p>126.0007246</text:p>
          </table:table-cell>
          <table:table-cell office:value-type="float" office:value="0.000724599995" calcext:value-type="float">
            <text:p>0.0007246</text:p>
          </table:table-cell>
          <table:table-cell office:value-type="float" office:value="0.001209757261" calcext:value-type="float">
            <text:p>0.0012097573</text:p>
          </table:table-cell>
          <table:table-cell office:value-type="float" office:value="0.000822239994" calcext:value-type="float">
            <text:p>0.00082224</text:p>
          </table:table-cell>
        </table:table-row>
        <table:table-row table:style-name="ro1">
          <table:table-cell office:value-type="float" office:value="126.000745079994" calcext:value-type="float">
            <text:p>126.00074508</text:p>
          </table:table-cell>
          <table:table-cell office:value-type="float" office:value="0.000745079994" calcext:value-type="float">
            <text:p>0.00074508</text:p>
          </table:table-cell>
          <table:table-cell office:value-type="float" office:value="0.001667037238" calcext:value-type="float">
            <text:p>0.0016670372</text:p>
          </table:table-cell>
          <table:table-cell office:value-type="float" office:value="0.000891839992" calcext:value-type="float">
            <text:p>0.00089184</text:p>
          </table:table-cell>
        </table:table-row>
        <table:table-row table:style-name="ro1">
          <table:table-cell office:value-type="float" office:value="126.001238439985" calcext:value-type="float">
            <text:p>126.00123844</text:p>
          </table:table-cell>
          <table:table-cell office:value-type="float" office:value="0.001238439985" calcext:value-type="float">
            <text:p>0.00123844</text:p>
          </table:table-cell>
          <table:table-cell office:value-type="float" office:value="0.002154717227" calcext:value-type="float">
            <text:p>0.0021547172</text:p>
          </table:table-cell>
          <table:table-cell office:value-type="float" office:value="0.00096143999" calcext:value-type="float">
            <text:p>0.00096144</text:p>
          </table:table-cell>
        </table:table-row>
        <table:table-row table:style-name="ro1">
          <table:table-cell office:value-type="float" office:value="129.000594999998" calcext:value-type="float">
            <text:p>129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29.000664599996" calcext:value-type="float">
            <text:p>129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29.000975077617" calcext:value-type="float">
            <text:p>129.0009750776</text:p>
          </table:table-cell>
          <table:table-cell office:value-type="float" office:value="0.000975077617" calcext:value-type="float">
            <text:p>0.0009750776</text:p>
          </table:table-cell>
          <table:table-cell office:value-type="float" office:value="0.002153995829" calcext:value-type="float">
            <text:p>0.002153995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29.000995557616" calcext:value-type="float">
            <text:p>129.0009955576</text:p>
          </table:table-cell>
          <table:table-cell office:value-type="float" office:value="0.000995557616" calcext:value-type="float">
            <text:p>0.0009955576</text:p>
          </table:table-cell>
          <table:table-cell office:value-type="float" office:value="0.002223595827" calcext:value-type="float">
            <text:p>0.002223595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32.000594999998" calcext:value-type="float">
            <text:p>132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32.000664599996" calcext:value-type="float">
            <text:p>132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32.000975077137" calcext:value-type="float">
            <text:p>132.0009750771</text:p>
          </table:table-cell>
          <table:table-cell office:value-type="float" office:value="0.000975077137" calcext:value-type="float">
            <text:p>0.0009750771</text:p>
          </table:table-cell>
          <table:table-cell office:value-type="float" office:value="0.002153991533" calcext:value-type="float">
            <text:p>0.002153991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32.000995557136" calcext:value-type="float">
            <text:p>132.0009955571</text:p>
          </table:table-cell>
          <table:table-cell office:value-type="float" office:value="0.000995557136" calcext:value-type="float">
            <text:p>0.0009955571</text:p>
          </table:table-cell>
          <table:table-cell office:value-type="float" office:value="0.002223591531" calcext:value-type="float">
            <text:p>0.002223591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35.000594999998" calcext:value-type="float">
            <text:p>135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35.000664599996" calcext:value-type="float">
            <text:p>135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35.000975076599" calcext:value-type="float">
            <text:p>135.0009750766</text:p>
          </table:table-cell>
          <table:table-cell office:value-type="float" office:value="0.000975076599" calcext:value-type="float">
            <text:p>0.0009750766</text:p>
          </table:table-cell>
          <table:table-cell office:value-type="float" office:value="0.002153987237" calcext:value-type="float">
            <text:p>0.0021539872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35.000995556598" calcext:value-type="float">
            <text:p>135.0009955566</text:p>
          </table:table-cell>
          <table:table-cell office:value-type="float" office:value="0.000995556598" calcext:value-type="float">
            <text:p>0.0009955566</text:p>
          </table:table-cell>
          <table:table-cell office:value-type="float" office:value="0.002223587235" calcext:value-type="float">
            <text:p>0.0022235872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38.000594999998" calcext:value-type="float">
            <text:p>138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38.000664599996" calcext:value-type="float">
            <text:p>138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38.000975076045" calcext:value-type="float">
            <text:p>138.000975076</text:p>
          </table:table-cell>
          <table:table-cell office:value-type="float" office:value="0.000975076045" calcext:value-type="float">
            <text:p>0.000975076</text:p>
          </table:table-cell>
          <table:table-cell office:value-type="float" office:value="0.002153982941" calcext:value-type="float">
            <text:p>0.0021539829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38.000995556044" calcext:value-type="float">
            <text:p>138.000995556</text:p>
          </table:table-cell>
          <table:table-cell office:value-type="float" office:value="0.000995556044" calcext:value-type="float">
            <text:p>0.000995556</text:p>
          </table:table-cell>
          <table:table-cell office:value-type="float" office:value="0.002223582939" calcext:value-type="float">
            <text:p>0.0022235829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41.000594999998" calcext:value-type="float">
            <text:p>141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41.000664599996" calcext:value-type="float">
            <text:p>141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41.000975075538" calcext:value-type="float">
            <text:p>141.0009750755</text:p>
          </table:table-cell>
          <table:table-cell office:value-type="float" office:value="0.000975075538" calcext:value-type="float">
            <text:p>0.0009750755</text:p>
          </table:table-cell>
          <table:table-cell office:value-type="float" office:value="0.002153978781" calcext:value-type="float">
            <text:p>0.002153978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41.000995555537" calcext:value-type="float">
            <text:p>141.0009955555</text:p>
          </table:table-cell>
          <table:table-cell office:value-type="float" office:value="0.000995555537" calcext:value-type="float">
            <text:p>0.0009955555</text:p>
          </table:table-cell>
          <table:table-cell office:value-type="float" office:value="0.002223578779" calcext:value-type="float">
            <text:p>0.002223578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44.000594999998" calcext:value-type="float">
            <text:p>144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44.000664599996" calcext:value-type="float">
            <text:p>144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44.000975075538" calcext:value-type="float">
            <text:p>144.0009750755</text:p>
          </table:table-cell>
          <table:table-cell office:value-type="float" office:value="0.000975075538" calcext:value-type="float">
            <text:p>0.0009750755</text:p>
          </table:table-cell>
          <table:table-cell office:value-type="float" office:value="0.00215397592" calcext:value-type="float">
            <text:p>0.0021539759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44.000995555537" calcext:value-type="float">
            <text:p>144.0009955555</text:p>
          </table:table-cell>
          <table:table-cell office:value-type="float" office:value="0.000995555537" calcext:value-type="float">
            <text:p>0.0009955555</text:p>
          </table:table-cell>
          <table:table-cell office:value-type="float" office:value="0.002223575918" calcext:value-type="float">
            <text:p>0.0022235759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47.000594999998" calcext:value-type="float">
            <text:p>147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47.000664599996" calcext:value-type="float">
            <text:p>147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47.000975075538" calcext:value-type="float">
            <text:p>147.0009750755</text:p>
          </table:table-cell>
          <table:table-cell office:value-type="float" office:value="0.000975075538" calcext:value-type="float">
            <text:p>0.0009750755</text:p>
          </table:table-cell>
          <table:table-cell office:value-type="float" office:value="0.002153972779" calcext:value-type="float">
            <text:p>0.002153972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47.000995555537" calcext:value-type="float">
            <text:p>147.0009955555</text:p>
          </table:table-cell>
          <table:table-cell office:value-type="float" office:value="0.000995555537" calcext:value-type="float">
            <text:p>0.0009955555</text:p>
          </table:table-cell>
          <table:table-cell office:value-type="float" office:value="0.002223572777" calcext:value-type="float">
            <text:p>0.002223572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0.000594999998" calcext:value-type="float">
            <text:p>150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637119998" calcext:value-type="float">
            <text:p>0.0006371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0.000664599996" calcext:value-type="float">
            <text:p>150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1204159986" calcext:value-type="float">
            <text:p>0.0012041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0.000975075538" calcext:value-type="float">
            <text:p>150.0009750755</text:p>
          </table:table-cell>
          <table:table-cell office:value-type="float" office:value="0.000975075538" calcext:value-type="float">
            <text:p>0.0009750755</text:p>
          </table:table-cell>
          <table:table-cell office:value-type="float" office:value="0.002153969563" calcext:value-type="float">
            <text:p>0.002153969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0.000995555537" calcext:value-type="float">
            <text:p>150.0009955555</text:p>
          </table:table-cell>
          <table:table-cell office:value-type="float" office:value="0.000995555537" calcext:value-type="float">
            <text:p>0.0009955555</text:p>
          </table:table-cell>
          <table:table-cell office:value-type="float" office:value="0.002223569561" calcext:value-type="float">
            <text:p>0.002223569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3.000632835544" calcext:value-type="float">
            <text:p>153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341966356" calcext:value-type="float">
            <text:p>0.0013419664</text:p>
          </table:table-cell>
          <table:table-cell office:value-type="float" office:value="0.000581279994" calcext:value-type="float">
            <text:p>0.00058128</text:p>
          </table:table-cell>
        </table:table-row>
        <table:table-row table:style-name="ro1">
          <table:table-cell office:value-type="float" office:value="153.000653315543" calcext:value-type="float">
            <text:p>153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671806349" calcext:value-type="float">
            <text:p>0.0016718063</text:p>
          </table:table-cell>
          <table:table-cell office:value-type="float" office:value="0.000711679994" calcext:value-type="float">
            <text:p>0.00071168</text:p>
          </table:table-cell>
        </table:table-row>
        <table:table-row table:style-name="ro1">
          <table:table-cell office:value-type="float" office:value="153.000849799991" calcext:value-type="float">
            <text:p>153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14412634" calcext:value-type="float">
            <text:p>0.0021441263</text:p>
          </table:table-cell>
          <table:table-cell office:value-type="float" office:value="0.000921999992" calcext:value-type="float">
            <text:p>0.000922</text:p>
          </table:table-cell>
        </table:table-row>
        <table:table-row table:style-name="ro1">
          <table:table-cell office:value-type="float" office:value="153.002162995535" calcext:value-type="float">
            <text:p>153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2660606344" calcext:value-type="float">
            <text:p>0.0026606063</text:p>
          </table:table-cell>
          <table:table-cell office:value-type="float" office:value="0.001096319988" calcext:value-type="float">
            <text:p>0.00109632</text:p>
          </table:table-cell>
        </table:table-row>
        <table:table-row table:style-name="ro1">
          <table:table-cell office:value-type="float" office:value="156.000583715545" calcext:value-type="float">
            <text:p>156.0005837155</text:p>
          </table:table-cell>
          <table:table-cell office:value-type="float" office:value="0.000583715545" calcext:value-type="float">
            <text:p>0.0005837155</text:p>
          </table:table-cell>
          <table:table-cell office:value-type="float" office:value="0.001306843111" calcext:value-type="float">
            <text:p>0.0013068431</text:p>
          </table:table-cell>
          <table:table-cell office:value-type="float" office:value="0.000749199994" calcext:value-type="float">
            <text:p>0.0007492</text:p>
          </table:table-cell>
        </table:table-row>
        <table:table-row table:style-name="ro1">
          <table:table-cell office:value-type="float" office:value="156.00089899999" calcext:value-type="float">
            <text:p>156.000899</text:p>
          </table:table-cell>
          <table:table-cell office:value-type="float" office:value="0.00089899999" calcext:value-type="float">
            <text:p>0.000899</text:p>
          </table:table-cell>
          <table:table-cell office:value-type="float" office:value="0.001328443107" calcext:value-type="float">
            <text:p>0.0013284431</text:p>
          </table:table-cell>
          <table:table-cell office:value-type="float" office:value="0.000769679993" calcext:value-type="float">
            <text:p>0.00076968</text:p>
          </table:table-cell>
        </table:table-row>
        <table:table-row table:style-name="ro1">
          <table:table-cell office:value-type="float" office:value="156.000919479989" calcext:value-type="float">
            <text:p>156.00091948</text:p>
          </table:table-cell>
          <table:table-cell office:value-type="float" office:value="0.000919479989" calcext:value-type="float">
            <text:p>0.00091948</text:p>
          </table:table-cell>
          <table:table-cell office:value-type="float" office:value="0.002152523132" calcext:value-type="float">
            <text:p>0.0021525231</text:p>
          </table:table-cell>
          <table:table-cell office:value-type="float" office:value="0.00088839999" calcext:value-type="float">
            <text:p>0.0008884</text:p>
          </table:table-cell>
        </table:table-row>
        <table:table-row table:style-name="ro1">
          <table:table-cell office:value-type="float" office:value="156.002156515536" calcext:value-type="float">
            <text:p>156.0021565155</text:p>
          </table:table-cell>
          <table:table-cell office:value-type="float" office:value="0.002156515536" calcext:value-type="float">
            <text:p>0.0021565155</text:p>
          </table:table-cell>
          <table:table-cell office:value-type="float" office:value="0.002654043131" calcext:value-type="float">
            <text:p>0.0026540431</text:p>
          </table:table-cell>
          <table:table-cell office:value-type="float" office:value="0.000908879989" calcext:value-type="float">
            <text:p>0.00090888</text:p>
          </table:table-cell>
        </table:table-row>
        <table:table-row table:style-name="ro1">
          <table:table-cell office:value-type="float" office:value="159.000632835544" calcext:value-type="float">
            <text:p>159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25639906" calcext:value-type="float">
            <text:p>0.0012256399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9.000653315543" calcext:value-type="float">
            <text:p>159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04839904" calcext:value-type="float">
            <text:p>0.0013048399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9.000849799991" calcext:value-type="float">
            <text:p>159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151239883" calcext:value-type="float">
            <text:p>0.0021512399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9.002162995535" calcext:value-type="float">
            <text:p>159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2662599877" calcext:value-type="float">
            <text:p>0.0026625999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62.000632835544" calcext:value-type="float">
            <text:p>162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2563669" calcext:value-type="float">
            <text:p>0.0012256367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62.000653315543" calcext:value-type="float">
            <text:p>162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04836688" calcext:value-type="float">
            <text:p>0.0013048367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62.000849799991" calcext:value-type="float">
            <text:p>162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151236667" calcext:value-type="float">
            <text:p>0.0021512367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62.002162995535" calcext:value-type="float">
            <text:p>162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2662596661" calcext:value-type="float">
            <text:p>0.0026625967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65.000632835544" calcext:value-type="float">
            <text:p>165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25633474" calcext:value-type="float">
            <text:p>0.001225633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65.000653315543" calcext:value-type="float">
            <text:p>165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04833472" calcext:value-type="float">
            <text:p>0.001304833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65.000849799991" calcext:value-type="float">
            <text:p>165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151233451" calcext:value-type="float">
            <text:p>0.002151233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65.002162995535" calcext:value-type="float">
            <text:p>165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2662593445" calcext:value-type="float">
            <text:p>0.0026625934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68.000632835544" calcext:value-type="float">
            <text:p>168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25630257" calcext:value-type="float">
            <text:p>0.001225630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68.000653315543" calcext:value-type="float">
            <text:p>168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04830255" calcext:value-type="float">
            <text:p>0.001304830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68.000849799991" calcext:value-type="float">
            <text:p>168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151230234" calcext:value-type="float">
            <text:p>0.0021512302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68.002162995535" calcext:value-type="float">
            <text:p>168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2662590228" calcext:value-type="float">
            <text:p>0.0026625902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71.000632835544" calcext:value-type="float">
            <text:p>171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25627042" calcext:value-type="float">
            <text:p>0.001225627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71.000653315543" calcext:value-type="float">
            <text:p>171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0482704" calcext:value-type="float">
            <text:p>0.001304827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71.000849799991" calcext:value-type="float">
            <text:p>171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151227019" calcext:value-type="float">
            <text:p>0.002151227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71.002162995535" calcext:value-type="float">
            <text:p>171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2662587013" calcext:value-type="float">
            <text:p>0.002662587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74.000632835544" calcext:value-type="float">
            <text:p>174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25623825" calcext:value-type="float">
            <text:p>0.001225623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74.000653315543" calcext:value-type="float">
            <text:p>174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04823823" calcext:value-type="float">
            <text:p>0.001304823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74.000849799991" calcext:value-type="float">
            <text:p>174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151223802" calcext:value-type="float">
            <text:p>0.002151223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74.002162995535" calcext:value-type="float">
            <text:p>174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2662583796" calcext:value-type="float">
            <text:p>0.002662583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77.000632835544" calcext:value-type="float">
            <text:p>177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2562061" calcext:value-type="float">
            <text:p>0.001225620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77.000653315543" calcext:value-type="float">
            <text:p>177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04820608" calcext:value-type="float">
            <text:p>0.001304820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77.000849799991" calcext:value-type="float">
            <text:p>177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151220587" calcext:value-type="float">
            <text:p>0.002151220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77.002162995535" calcext:value-type="float">
            <text:p>177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2662580581" calcext:value-type="float">
            <text:p>0.002662580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80.000632835544" calcext:value-type="float">
            <text:p>180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25617394" calcext:value-type="float">
            <text:p>0.001225617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0.000653315543" calcext:value-type="float">
            <text:p>180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04817392" calcext:value-type="float">
            <text:p>0.0013048174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80.000849799991" calcext:value-type="float">
            <text:p>180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151217371" calcext:value-type="float">
            <text:p>0.0021512174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80.001710435541" calcext:value-type="float">
            <text:p>180.0017104355</text:p>
          </table:table-cell>
          <table:table-cell office:value-type="float" office:value="0.001710435541" calcext:value-type="float">
            <text:p>0.0017104355</text:p>
          </table:table-cell>
          <table:table-cell office:value-type="float" office:value="0.002662577365" calcext:value-type="float">
            <text:p>0.0026625774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83.000806599992" calcext:value-type="float">
            <text:p>183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42894157" calcext:value-type="float">
            <text:p>0.001242894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3.000966119987" calcext:value-type="float">
            <text:p>183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1322094155" calcext:value-type="float">
            <text:p>0.0013220942</text:p>
          </table:table-cell>
          <table:table-cell office:value-type="float" office:value="0.000822159993" calcext:value-type="float">
            <text:p>0.00082216</text:p>
          </table:table-cell>
        </table:table-row>
        <table:table-row table:style-name="ro1">
          <table:table-cell office:value-type="float" office:value="183.001203235539" calcext:value-type="float">
            <text:p>183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2146894192" calcext:value-type="float">
            <text:p>0.0021468942</text:p>
          </table:table-cell>
          <table:table-cell office:value-type="float" office:value="0.000891759991" calcext:value-type="float">
            <text:p>0.00089176</text:p>
          </table:table-cell>
        </table:table-row>
        <table:table-row table:style-name="ro1">
          <table:table-cell office:value-type="float" office:value="183.001223715538" calcext:value-type="float">
            <text:p>183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2660574185" calcext:value-type="float">
            <text:p>0.0026605742</text:p>
          </table:table-cell>
          <table:table-cell office:value-type="float" office:value="0.000975359987" calcext:value-type="float">
            <text:p>0.00097536</text:p>
          </table:table-cell>
        </table:table-row>
        <table:table-row table:style-name="ro1">
          <table:table-cell office:value-type="float" office:value="186.000806599992" calcext:value-type="float">
            <text:p>186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1393095" calcext:value-type="float">
            <text:p>0.001213931</text:p>
          </table:table-cell>
          <table:table-cell office:value-type="float" office:value="0.000662559995" calcext:value-type="float">
            <text:p>0.00066256</text:p>
          </table:table-cell>
        </table:table-row>
        <table:table-row table:style-name="ro1">
          <table:table-cell office:value-type="float" office:value="186.000947875542" calcext:value-type="float">
            <text:p>186.0009478755</text:p>
          </table:table-cell>
          <table:table-cell office:value-type="float" office:value="0.000947875542" calcext:value-type="float">
            <text:p>0.0009478755</text:p>
          </table:table-cell>
          <table:table-cell office:value-type="float" office:value="0.001682410918" calcext:value-type="float">
            <text:p>0.0016824109</text:p>
          </table:table-cell>
          <table:table-cell office:value-type="float" office:value="0.000732159993" calcext:value-type="float">
            <text:p>0.00073216</text:p>
          </table:table-cell>
        </table:table-row>
        <table:table-row table:style-name="ro1">
          <table:table-cell office:value-type="float" office:value="186.001163155535" calcext:value-type="float">
            <text:p>186.0011631555</text:p>
          </table:table-cell>
          <table:table-cell office:value-type="float" office:value="0.001163155535" calcext:value-type="float">
            <text:p>0.0011631555</text:p>
          </table:table-cell>
          <table:table-cell office:value-type="float" office:value="0.001761770916" calcext:value-type="float">
            <text:p>0.0017617709</text:p>
          </table:table-cell>
          <table:table-cell office:value-type="float" office:value="0.000851279991" calcext:value-type="float">
            <text:p>0.00085128</text:p>
          </table:table-cell>
        </table:table-row>
        <table:table-row table:style-name="ro1">
          <table:table-cell office:value-type="float" office:value="186.001232755533" calcext:value-type="float">
            <text:p>186.0012327555</text:p>
          </table:table-cell>
          <table:table-cell office:value-type="float" office:value="0.001232755533" calcext:value-type="float">
            <text:p>0.0012327555</text:p>
          </table:table-cell>
          <table:table-cell office:value-type="float" office:value="0.002666490953" calcext:value-type="float">
            <text:p>0.002666491</text:p>
          </table:table-cell>
          <table:table-cell office:value-type="float" office:value="0.000920879989" calcext:value-type="float">
            <text:p>0.00092088</text:p>
          </table:table-cell>
        </table:table-row>
        <table:table-row table:style-name="ro1">
          <table:table-cell office:value-type="float" office:value="189.000813239991" calcext:value-type="float">
            <text:p>189.00081324</text:p>
          </table:table-cell>
          <table:table-cell office:value-type="float" office:value="0.000813239991" calcext:value-type="float">
            <text:p>0.00081324</text:p>
          </table:table-cell>
          <table:table-cell office:value-type="float" office:value="0.001225607745" calcext:value-type="float">
            <text:p>0.0012256077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9.000918439992" calcext:value-type="float">
            <text:p>189.00091844</text:p>
          </table:table-cell>
          <table:table-cell office:value-type="float" office:value="0.000918439992" calcext:value-type="float">
            <text:p>0.00091844</text:p>
          </table:table-cell>
          <table:table-cell office:value-type="float" office:value="0.001304807743" calcext:value-type="float">
            <text:p>0.0013048077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89.001002999989" calcext:value-type="float">
            <text:p>189.001003</text:p>
          </table:table-cell>
          <table:table-cell office:value-type="float" office:value="0.001002999989" calcext:value-type="float">
            <text:p>0.001003</text:p>
          </table:table-cell>
          <table:table-cell office:value-type="float" office:value="0.002151207722" calcext:value-type="float">
            <text:p>0.0021512077</text:p>
          </table:table-cell>
          <table:table-cell office:value-type="float" office:value="0.000672159997" calcext:value-type="float">
            <text:p>0.00067216</text:p>
          </table:table-cell>
        </table:table-row>
        <table:table-row table:style-name="ro1">
          <table:table-cell office:value-type="float" office:value="189.001178839986" calcext:value-type="float">
            <text:p>189.00117884</text:p>
          </table:table-cell>
          <table:table-cell office:value-type="float" office:value="0.001178839986" calcext:value-type="float">
            <text:p>0.00117884</text:p>
          </table:table-cell>
          <table:table-cell office:value-type="float" office:value="0.002662567716" calcext:value-type="float">
            <text:p>0.0026625677</text:p>
          </table:table-cell>
          <table:table-cell office:value-type="float" office:value="0.000741759995" calcext:value-type="float">
            <text:p>0.00074176</text:p>
          </table:table-cell>
        </table:table-row>
        <table:table-row table:style-name="ro1">
          <table:table-cell office:value-type="float" office:value="192.000806599992" calcext:value-type="float">
            <text:p>192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29364511" calcext:value-type="float">
            <text:p>0.001229364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92.000966119987" calcext:value-type="float">
            <text:p>192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1308564509" calcext:value-type="float">
            <text:p>0.001308564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92.001203235539" calcext:value-type="float">
            <text:p>192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2148324489" calcext:value-type="float">
            <text:p>0.002148324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92.001223715538" calcext:value-type="float">
            <text:p>192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2659684483" calcext:value-type="float">
            <text:p>0.002659684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95.000806599992" calcext:value-type="float">
            <text:p>195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29361295" calcext:value-type="float">
            <text:p>0.001229361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95.000966119987" calcext:value-type="float">
            <text:p>195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1308561293" calcext:value-type="float">
            <text:p>0.001308561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95.001203235539" calcext:value-type="float">
            <text:p>195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2148321273" calcext:value-type="float">
            <text:p>0.002148321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95.001223715538" calcext:value-type="float">
            <text:p>195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2659681267" calcext:value-type="float">
            <text:p>0.002659681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98.000806599992" calcext:value-type="float">
            <text:p>198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29358079" calcext:value-type="float">
            <text:p>0.0012293581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98.000966119987" calcext:value-type="float">
            <text:p>198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1308558077" calcext:value-type="float">
            <text:p>0.0013085581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98.001203235539" calcext:value-type="float">
            <text:p>198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2148318057" calcext:value-type="float">
            <text:p>0.0021483181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98.001223715538" calcext:value-type="float">
            <text:p>198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2659678051" calcext:value-type="float">
            <text:p>0.0026596781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01.000806599992" calcext:value-type="float">
            <text:p>201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29354863" calcext:value-type="float">
            <text:p>0.0012293549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01.000966119987" calcext:value-type="float">
            <text:p>201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1308554861" calcext:value-type="float">
            <text:p>0.0013085549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01.001203235539" calcext:value-type="float">
            <text:p>201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2148314841" calcext:value-type="float">
            <text:p>0.002148314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01.001223715538" calcext:value-type="float">
            <text:p>201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2659674835" calcext:value-type="float">
            <text:p>0.002659674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04.000806599992" calcext:value-type="float">
            <text:p>204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29351646" calcext:value-type="float">
            <text:p>0.001229351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04.000966119987" calcext:value-type="float">
            <text:p>204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1308551644" calcext:value-type="float">
            <text:p>0.001308551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04.001203235539" calcext:value-type="float">
            <text:p>204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2148311624" calcext:value-type="float">
            <text:p>0.002148311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04.001223715538" calcext:value-type="float">
            <text:p>204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2659671618" calcext:value-type="float">
            <text:p>0.002659671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07.000806599992" calcext:value-type="float">
            <text:p>207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2934843" calcext:value-type="float">
            <text:p>0.001229348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07.000966119987" calcext:value-type="float">
            <text:p>207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1308548428" calcext:value-type="float">
            <text:p>0.0013085484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07.001203235539" calcext:value-type="float">
            <text:p>207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2148308408" calcext:value-type="float">
            <text:p>0.0021483084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07.001223715538" calcext:value-type="float">
            <text:p>207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2659668402" calcext:value-type="float">
            <text:p>0.0026596684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0.000806599992" calcext:value-type="float">
            <text:p>210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29345214" calcext:value-type="float">
            <text:p>0.001229345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0.000966119987" calcext:value-type="float">
            <text:p>210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1308545212" calcext:value-type="float">
            <text:p>0.001308545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0.001203235539" calcext:value-type="float">
            <text:p>210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2148305192" calcext:value-type="float">
            <text:p>0.0021483052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0.001223715538" calcext:value-type="float">
            <text:p>210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2659665186" calcext:value-type="float">
            <text:p>0.0026596652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3.000632835544" calcext:value-type="float">
            <text:p>213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75182014" calcext:value-type="float">
            <text:p>0.00127518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3.000653315543" calcext:value-type="float">
            <text:p>213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80862008" calcext:value-type="float">
            <text:p>0.00138086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3.000849799991" calcext:value-type="float">
            <text:p>213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641022026" calcext:value-type="float">
            <text:p>0.002641022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3.002162995535" calcext:value-type="float">
            <text:p>213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3181262013" calcext:value-type="float">
            <text:p>0.003181262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6.000632835544" calcext:value-type="float">
            <text:p>216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96639951" calcext:value-type="float">
            <text:p>0.00129664</text:p>
          </table:table-cell>
          <table:table-cell office:value-type="float" office:value="0.000678239996" calcext:value-type="float">
            <text:p>0.00067824</text:p>
          </table:table-cell>
        </table:table-row>
        <table:table-row table:style-name="ro1">
          <table:table-cell office:value-type="float" office:value="216.000653315543" calcext:value-type="float">
            <text:p>216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75919949" calcext:value-type="float">
            <text:p>0.0013759199</text:p>
          </table:table-cell>
          <table:table-cell office:value-type="float" office:value="0.00110767999" calcext:value-type="float">
            <text:p>0.00110768</text:p>
          </table:table-cell>
        </table:table-row>
        <table:table-row table:style-name="ro1">
          <table:table-cell office:value-type="float" office:value="216.000849799991" calcext:value-type="float">
            <text:p>216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640858669" calcext:value-type="float">
            <text:p>0.0026408587</text:p>
          </table:table-cell>
          <table:table-cell office:value-type="float" office:value="0.001128159989" calcext:value-type="float">
            <text:p>0.00112816</text:p>
          </table:table-cell>
        </table:table-row>
        <table:table-row table:style-name="ro1">
          <table:table-cell office:value-type="float" office:value="216.002162995535" calcext:value-type="float">
            <text:p>216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3179738652" calcext:value-type="float">
            <text:p>0.0031797387</text:p>
          </table:table-cell>
          <table:table-cell office:value-type="float" office:value="0.001197759987" calcext:value-type="float">
            <text:p>0.00119776</text:p>
          </table:table-cell>
        </table:table-row>
        <table:table-row table:style-name="ro1">
          <table:table-cell office:value-type="float" office:value="219.000583715545" calcext:value-type="float">
            <text:p>219.0005837155</text:p>
          </table:table-cell>
          <table:table-cell office:value-type="float" office:value="0.000583715545" calcext:value-type="float">
            <text:p>0.0005837155</text:p>
          </table:table-cell>
          <table:table-cell office:value-type="float" office:value="0.001288774829" calcext:value-type="float">
            <text:p>0.001288774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9.00089899999" calcext:value-type="float">
            <text:p>219.000899</text:p>
          </table:table-cell>
          <table:table-cell office:value-type="float" office:value="0.00089899999" calcext:value-type="float">
            <text:p>0.000899</text:p>
          </table:table-cell>
          <table:table-cell office:value-type="float" office:value="0.001368054827" calcext:value-type="float">
            <text:p>0.0013680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9.000919479989" calcext:value-type="float">
            <text:p>219.00091948</text:p>
          </table:table-cell>
          <table:table-cell office:value-type="float" office:value="0.000919479989" calcext:value-type="float">
            <text:p>0.00091948</text:p>
          </table:table-cell>
          <table:table-cell office:value-type="float" office:value="0.002689894842" calcext:value-type="float">
            <text:p>0.0026898948</text:p>
          </table:table-cell>
          <table:table-cell office:value-type="float" office:value="0.000798319993" calcext:value-type="float">
            <text:p>0.00079832</text:p>
          </table:table-cell>
        </table:table-row>
        <table:table-row table:style-name="ro1">
          <table:table-cell office:value-type="float" office:value="219.002156515536" calcext:value-type="float">
            <text:p>219.0021565155</text:p>
          </table:table-cell>
          <table:table-cell office:value-type="float" office:value="0.002156515536" calcext:value-type="float">
            <text:p>0.0021565155</text:p>
          </table:table-cell>
          <table:table-cell office:value-type="float" office:value="0.002710374841" calcext:value-type="float">
            <text:p>0.0027103748</text:p>
          </table:table-cell>
          <table:table-cell office:value-type="float" office:value="0.000867919991" calcext:value-type="float">
            <text:p>0.00086792</text:p>
          </table:table-cell>
        </table:table-row>
        <table:table-row table:style-name="ro1">
          <table:table-cell office:value-type="float" office:value="222.000632835544" calcext:value-type="float">
            <text:p>222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75170922" calcext:value-type="float">
            <text:p>0.0012751709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22.000653315543" calcext:value-type="float">
            <text:p>222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80850916" calcext:value-type="float">
            <text:p>0.0013808509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22.000849799991" calcext:value-type="float">
            <text:p>222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692370931" calcext:value-type="float">
            <text:p>0.0026923709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22.002162995535" calcext:value-type="float">
            <text:p>222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3185970921" calcext:value-type="float">
            <text:p>0.0031859709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25.000632835544" calcext:value-type="float">
            <text:p>225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7516686" calcext:value-type="float">
            <text:p>0.0012751669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25.000653315543" calcext:value-type="float">
            <text:p>225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80846854" calcext:value-type="float">
            <text:p>0.0013808469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25.000849799991" calcext:value-type="float">
            <text:p>225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692366869" calcext:value-type="float">
            <text:p>0.0026923669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25.002162995535" calcext:value-type="float">
            <text:p>225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3185966859" calcext:value-type="float">
            <text:p>0.0031859669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28.000632835544" calcext:value-type="float">
            <text:p>228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75162745" calcext:value-type="float">
            <text:p>0.0012751627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28.000653315543" calcext:value-type="float">
            <text:p>228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80842739" calcext:value-type="float">
            <text:p>0.0013808427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28.000849799991" calcext:value-type="float">
            <text:p>228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692362753" calcext:value-type="float">
            <text:p>0.002692362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28.002162995535" calcext:value-type="float">
            <text:p>228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3185962743" calcext:value-type="float">
            <text:p>0.0031859627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31.000632835544" calcext:value-type="float">
            <text:p>231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75158601" calcext:value-type="float">
            <text:p>0.001275158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31.000653315543" calcext:value-type="float">
            <text:p>231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80838595" calcext:value-type="float">
            <text:p>0.001380838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31.000849799991" calcext:value-type="float">
            <text:p>231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692358611" calcext:value-type="float">
            <text:p>0.002692358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31.002162995535" calcext:value-type="float">
            <text:p>231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3185958601" calcext:value-type="float">
            <text:p>0.003185958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34.000632835544" calcext:value-type="float">
            <text:p>234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75154458" calcext:value-type="float">
            <text:p>0.001275154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34.000653315543" calcext:value-type="float">
            <text:p>234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80834452" calcext:value-type="float">
            <text:p>0.001380834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34.000849799991" calcext:value-type="float">
            <text:p>234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692354467" calcext:value-type="float">
            <text:p>0.002692354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34.002162995535" calcext:value-type="float">
            <text:p>234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3185954457" calcext:value-type="float">
            <text:p>0.003185954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37.000632835544" calcext:value-type="float">
            <text:p>237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1275150315" calcext:value-type="float">
            <text:p>0.001275150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37.000653315543" calcext:value-type="float">
            <text:p>237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380830309" calcext:value-type="float">
            <text:p>0.001380830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37.000849799991" calcext:value-type="float">
            <text:p>237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2692350324" calcext:value-type="float">
            <text:p>0.002692350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37.002162995535" calcext:value-type="float">
            <text:p>237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3185950314" calcext:value-type="float">
            <text:p>0.003185950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40.000545879999" calcext:value-type="float">
            <text:p>240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1268506172" calcext:value-type="float">
            <text:p>0.001268506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40.000615479997" calcext:value-type="float">
            <text:p>240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1374106166" calcext:value-type="float">
            <text:p>0.001374106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40.00085643999" calcext:value-type="float">
            <text:p>240.00085644</text:p>
          </table:table-cell>
          <table:table-cell office:value-type="float" office:value="0.00085643999" calcext:value-type="float">
            <text:p>0.00085644</text:p>
          </table:table-cell>
          <table:table-cell office:value-type="float" office:value="0.00316882617" calcext:value-type="float">
            <text:p>0.0031688262</text:p>
          </table:table-cell>
          <table:table-cell office:value-type="float" office:value="0.000676799994" calcext:value-type="float">
            <text:p>0.0006768</text:p>
          </table:table-cell>
        </table:table-row>
        <table:table-row table:style-name="ro1">
          <table:table-cell office:value-type="float" office:value="240.00203347553" calcext:value-type="float">
            <text:p>240.0020334755</text:p>
          </table:table-cell>
          <table:table-cell office:value-type="float" office:value="0.00203347553" calcext:value-type="float">
            <text:p>0.0020334755</text:p>
          </table:table-cell>
          <table:table-cell office:value-type="float" office:value="0.003189306169" calcext:value-type="float">
            <text:p>0.0031893062</text:p>
          </table:table-cell>
          <table:table-cell office:value-type="float" office:value="0.000753119991" calcext:value-type="float">
            <text:p>0.00075312</text:p>
          </table:table-cell>
        </table:table-row>
        <table:table-row table:style-name="ro1">
          <table:table-cell office:value-type="float" office:value="243.000938279989" calcext:value-type="float">
            <text:p>243.00093828</text:p>
          </table:table-cell>
          <table:table-cell office:value-type="float" office:value="0.000938279989" calcext:value-type="float">
            <text:p>0.00093828</text:p>
          </table:table-cell>
          <table:table-cell office:value-type="float" office:value="0.001282742003" calcext:value-type="float">
            <text:p>0.001282742</text:p>
          </table:table-cell>
          <table:table-cell office:value-type="float" office:value="0.000581599998" calcext:value-type="float">
            <text:p>0.0005816</text:p>
          </table:table-cell>
        </table:table-row>
        <table:table-row table:style-name="ro1">
          <table:table-cell office:value-type="float" office:value="243.001042035535" calcext:value-type="float">
            <text:p>243.0010420355</text:p>
          </table:table-cell>
          <table:table-cell office:value-type="float" office:value="0.001042035535" calcext:value-type="float">
            <text:p>0.0010420355</text:p>
          </table:table-cell>
          <table:table-cell office:value-type="float" office:value="0.001362022001" calcext:value-type="float">
            <text:p>0.001362022</text:p>
          </table:table-cell>
          <table:table-cell office:value-type="float" office:value="0.000651199996" calcext:value-type="float">
            <text:p>0.0006512</text:p>
          </table:table-cell>
        </table:table-row>
        <table:table-row table:style-name="ro1">
          <table:table-cell office:value-type="float" office:value="243.001266995531" calcext:value-type="float">
            <text:p>243.0012669955</text:p>
          </table:table-cell>
          <table:table-cell office:value-type="float" office:value="0.001266995531" calcext:value-type="float">
            <text:p>0.0012669955</text:p>
          </table:table-cell>
          <table:table-cell office:value-type="float" office:value="0.002689862039" calcext:value-type="float">
            <text:p>0.002689862</text:p>
          </table:table-cell>
          <table:table-cell office:value-type="float" office:value="0.000720799994" calcext:value-type="float">
            <text:p>0.0007208</text:p>
          </table:table-cell>
        </table:table-row>
        <table:table-row table:style-name="ro1">
          <table:table-cell office:value-type="float" office:value="243.002156515536" calcext:value-type="float">
            <text:p>243.0021565155</text:p>
          </table:table-cell>
          <table:table-cell office:value-type="float" office:value="0.002156515536" calcext:value-type="float">
            <text:p>0.0021565155</text:p>
          </table:table-cell>
          <table:table-cell office:value-type="float" office:value="0.002710342038" calcext:value-type="float">
            <text:p>0.002710342</text:p>
          </table:table-cell>
          <table:table-cell office:value-type="float" office:value="0.000790399992" calcext:value-type="float">
            <text:p>0.0007904</text:p>
          </table:table-cell>
        </table:table-row>
        <table:table-row table:style-name="ro1">
          <table:table-cell office:value-type="float" office:value="246.000806599992" calcext:value-type="float">
            <text:p>246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84577874" calcext:value-type="float">
            <text:p>0.0012845779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46.001048675534" calcext:value-type="float">
            <text:p>246.0010486755</text:p>
          </table:table-cell>
          <table:table-cell office:value-type="float" office:value="0.001048675534" calcext:value-type="float">
            <text:p>0.0010486755</text:p>
          </table:table-cell>
          <table:table-cell office:value-type="float" office:value="0.001396977867" calcext:value-type="float">
            <text:p>0.0013969779</text:p>
          </table:table-cell>
          <table:table-cell office:value-type="float" office:value="0.000822239993" calcext:value-type="float">
            <text:p>0.00082224</text:p>
          </table:table-cell>
        </table:table-row>
        <table:table-row table:style-name="ro1">
          <table:table-cell office:value-type="float" office:value="246.001175395532" calcext:value-type="float">
            <text:p>246.0011753955</text:p>
          </table:table-cell>
          <table:table-cell office:value-type="float" office:value="0.001175395532" calcext:value-type="float">
            <text:p>0.0011753955</text:p>
          </table:table-cell>
          <table:table-cell office:value-type="float" office:value="0.002692337893" calcext:value-type="float">
            <text:p>0.0026923379</text:p>
          </table:table-cell>
          <table:table-cell office:value-type="float" office:value="0.000891839991" calcext:value-type="float">
            <text:p>0.00089184</text:p>
          </table:table-cell>
        </table:table-row>
        <table:table-row table:style-name="ro1">
          <table:table-cell office:value-type="float" office:value="246.002156515536" calcext:value-type="float">
            <text:p>246.0021565155</text:p>
          </table:table-cell>
          <table:table-cell office:value-type="float" office:value="0.002156515536" calcext:value-type="float">
            <text:p>0.0021565155</text:p>
          </table:table-cell>
          <table:table-cell office:value-type="float" office:value="0.003185937883" calcext:value-type="float">
            <text:p>0.0031859379</text:p>
          </table:table-cell>
          <table:table-cell office:value-type="float" office:value="0.000975439987" calcext:value-type="float">
            <text:p>0.00097544</text:p>
          </table:table-cell>
        </table:table-row>
        <table:table-row table:style-name="ro1">
          <table:table-cell office:value-type="float" office:value="249.000806599992" calcext:value-type="float">
            <text:p>249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74493736" calcext:value-type="float">
            <text:p>0.0012744937</text:p>
          </table:table-cell>
          <table:table-cell office:value-type="float" office:value="0.000776159993" calcext:value-type="float">
            <text:p>0.00077616</text:p>
          </table:table-cell>
        </table:table-row>
        <table:table-row table:style-name="ro1">
          <table:table-cell office:value-type="float" office:value="249.001154915533" calcext:value-type="float">
            <text:p>249.0011549155</text:p>
          </table:table-cell>
          <table:table-cell office:value-type="float" office:value="0.001154915533" calcext:value-type="float">
            <text:p>0.0011549155</text:p>
          </table:table-cell>
          <table:table-cell office:value-type="float" office:value="0.001393613728" calcext:value-type="float">
            <text:p>0.0013936137</text:p>
          </table:table-cell>
          <table:table-cell office:value-type="float" office:value="0.000845759991" calcext:value-type="float">
            <text:p>0.00084576</text:p>
          </table:table-cell>
        </table:table-row>
        <table:table-row table:style-name="ro1">
          <table:table-cell office:value-type="float" office:value="249.00127363553" calcext:value-type="float">
            <text:p>249.0012736355</text:p>
          </table:table-cell>
          <table:table-cell office:value-type="float" office:value="0.00127363553" calcext:value-type="float">
            <text:p>0.0012736355</text:p>
          </table:table-cell>
          <table:table-cell office:value-type="float" office:value="0.002693053745" calcext:value-type="float">
            <text:p>0.0026930537</text:p>
          </table:table-cell>
          <table:table-cell office:value-type="float" office:value="0.000915359989" calcext:value-type="float">
            <text:p>0.00091536</text:p>
          </table:table-cell>
        </table:table-row>
        <table:table-row table:style-name="ro1">
          <table:table-cell office:value-type="float" office:value="249.002156435536" calcext:value-type="float">
            <text:p>249.0021564355</text:p>
          </table:table-cell>
          <table:table-cell office:value-type="float" office:value="0.002156435536" calcext:value-type="float">
            <text:p>0.0021564355</text:p>
          </table:table-cell>
          <table:table-cell office:value-type="float" office:value="0.002713533744" calcext:value-type="float">
            <text:p>0.0027135337</text:p>
          </table:table-cell>
          <table:table-cell office:value-type="float" office:value="0.000984959987" calcext:value-type="float">
            <text:p>0.00098496</text:p>
          </table:table-cell>
        </table:table-row>
        <table:table-row table:style-name="ro1">
          <table:table-cell office:value-type="float" office:value="252.000813239991" calcext:value-type="float">
            <text:p>252.00081324</text:p>
          </table:table-cell>
          <table:table-cell office:value-type="float" office:value="0.000813239991" calcext:value-type="float">
            <text:p>0.00081324</text:p>
          </table:table-cell>
          <table:table-cell office:value-type="float" office:value="0.001275129597" calcext:value-type="float">
            <text:p>0.001275129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52.000899879985" calcext:value-type="float">
            <text:p>252.00089988</text:p>
          </table:table-cell>
          <table:table-cell office:value-type="float" office:value="0.000899879985" calcext:value-type="float">
            <text:p>0.00089988</text:p>
          </table:table-cell>
          <table:table-cell office:value-type="float" office:value="0.001380809591" calcext:value-type="float">
            <text:p>0.001380809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52.00121083998" calcext:value-type="float">
            <text:p>252.00121084</text:p>
          </table:table-cell>
          <table:table-cell office:value-type="float" office:value="0.00121083998" calcext:value-type="float">
            <text:p>0.00121084</text:p>
          </table:table-cell>
          <table:table-cell office:value-type="float" office:value="0.002692329606" calcext:value-type="float">
            <text:p>0.002692329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52.002160875529" calcext:value-type="float">
            <text:p>252.0021608755</text:p>
          </table:table-cell>
          <table:table-cell office:value-type="float" office:value="0.002160875529" calcext:value-type="float">
            <text:p>0.0021608755</text:p>
          </table:table-cell>
          <table:table-cell office:value-type="float" office:value="0.003185929596" calcext:value-type="float">
            <text:p>0.003185929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55.000806599992" calcext:value-type="float">
            <text:p>255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75125454" calcext:value-type="float">
            <text:p>0.00127512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55.001048675534" calcext:value-type="float">
            <text:p>255.0010486755</text:p>
          </table:table-cell>
          <table:table-cell office:value-type="float" office:value="0.001048675534" calcext:value-type="float">
            <text:p>0.0010486755</text:p>
          </table:table-cell>
          <table:table-cell office:value-type="float" office:value="0.001380805448" calcext:value-type="float">
            <text:p>0.0013808054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55.001175395532" calcext:value-type="float">
            <text:p>255.0011753955</text:p>
          </table:table-cell>
          <table:table-cell office:value-type="float" office:value="0.001175395532" calcext:value-type="float">
            <text:p>0.0011753955</text:p>
          </table:table-cell>
          <table:table-cell office:value-type="float" office:value="0.002692325463" calcext:value-type="float">
            <text:p>0.00269232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55.002156515536" calcext:value-type="float">
            <text:p>255.0021565155</text:p>
          </table:table-cell>
          <table:table-cell office:value-type="float" office:value="0.002156515536" calcext:value-type="float">
            <text:p>0.0021565155</text:p>
          </table:table-cell>
          <table:table-cell office:value-type="float" office:value="0.003185925453" calcext:value-type="float">
            <text:p>0.00318592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58.000806599992" calcext:value-type="float">
            <text:p>258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75122669" calcext:value-type="float">
            <text:p>0.0012751227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58.001048674129" calcext:value-type="float">
            <text:p>258.0010486741</text:p>
          </table:table-cell>
          <table:table-cell office:value-type="float" office:value="0.001048674129" calcext:value-type="float">
            <text:p>0.0010486741</text:p>
          </table:table-cell>
          <table:table-cell office:value-type="float" office:value="0.001380802663" calcext:value-type="float">
            <text:p>0.0013808027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58.001175394127" calcext:value-type="float">
            <text:p>258.0011753941</text:p>
          </table:table-cell>
          <table:table-cell office:value-type="float" office:value="0.001175394127" calcext:value-type="float">
            <text:p>0.0011753941</text:p>
          </table:table-cell>
          <table:table-cell office:value-type="float" office:value="0.002692322679" calcext:value-type="float">
            <text:p>0.0026923227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58.00215651413" calcext:value-type="float">
            <text:p>258.0021565141</text:p>
          </table:table-cell>
          <table:table-cell office:value-type="float" office:value="0.00215651413" calcext:value-type="float">
            <text:p>0.0021565141</text:p>
          </table:table-cell>
          <table:table-cell office:value-type="float" office:value="0.003185922669" calcext:value-type="float">
            <text:p>0.0031859227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61.000806599992" calcext:value-type="float">
            <text:p>261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75120561" calcext:value-type="float">
            <text:p>0.001275120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61.001048672021" calcext:value-type="float">
            <text:p>261.001048672</text:p>
          </table:table-cell>
          <table:table-cell office:value-type="float" office:value="0.001048672021" calcext:value-type="float">
            <text:p>0.001048672</text:p>
          </table:table-cell>
          <table:table-cell office:value-type="float" office:value="0.001380800555" calcext:value-type="float">
            <text:p>0.001380800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61.001175392019" calcext:value-type="float">
            <text:p>261.001175392</text:p>
          </table:table-cell>
          <table:table-cell office:value-type="float" office:value="0.001175392019" calcext:value-type="float">
            <text:p>0.001175392</text:p>
          </table:table-cell>
          <table:table-cell office:value-type="float" office:value="0.002692320571" calcext:value-type="float">
            <text:p>0.002692320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61.002156512023" calcext:value-type="float">
            <text:p>261.002156512</text:p>
          </table:table-cell>
          <table:table-cell office:value-type="float" office:value="0.002156512023" calcext:value-type="float">
            <text:p>0.002156512</text:p>
          </table:table-cell>
          <table:table-cell office:value-type="float" office:value="0.003185920561" calcext:value-type="float">
            <text:p>0.003185920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64.000806599992" calcext:value-type="float">
            <text:p>264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75118454" calcext:value-type="float">
            <text:p>0.001275118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64.001048669914" calcext:value-type="float">
            <text:p>264.0010486699</text:p>
          </table:table-cell>
          <table:table-cell office:value-type="float" office:value="0.001048669914" calcext:value-type="float">
            <text:p>0.0010486699</text:p>
          </table:table-cell>
          <table:table-cell office:value-type="float" office:value="0.001380798448" calcext:value-type="float">
            <text:p>0.0013807984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64.001175389912" calcext:value-type="float">
            <text:p>264.0011753899</text:p>
          </table:table-cell>
          <table:table-cell office:value-type="float" office:value="0.001175389912" calcext:value-type="float">
            <text:p>0.0011753899</text:p>
          </table:table-cell>
          <table:table-cell office:value-type="float" office:value="0.002692318464" calcext:value-type="float">
            <text:p>0.002692318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64.002156509915" calcext:value-type="float">
            <text:p>264.0021565099</text:p>
          </table:table-cell>
          <table:table-cell office:value-type="float" office:value="0.002156509915" calcext:value-type="float">
            <text:p>0.0021565099</text:p>
          </table:table-cell>
          <table:table-cell office:value-type="float" office:value="0.003185918454" calcext:value-type="float">
            <text:p>0.003185918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67.000806599992" calcext:value-type="float">
            <text:p>267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75116346" calcext:value-type="float">
            <text:p>0.001275116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67.001048667806" calcext:value-type="float">
            <text:p>267.0010486678</text:p>
          </table:table-cell>
          <table:table-cell office:value-type="float" office:value="0.001048667806" calcext:value-type="float">
            <text:p>0.0010486678</text:p>
          </table:table-cell>
          <table:table-cell office:value-type="float" office:value="0.00138079634" calcext:value-type="float">
            <text:p>0.001380796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67.001175387804" calcext:value-type="float">
            <text:p>267.0011753878</text:p>
          </table:table-cell>
          <table:table-cell office:value-type="float" office:value="0.001175387804" calcext:value-type="float">
            <text:p>0.0011753878</text:p>
          </table:table-cell>
          <table:table-cell office:value-type="float" office:value="0.002692316356" calcext:value-type="float">
            <text:p>0.0026923164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67.002156507808" calcext:value-type="float">
            <text:p>267.0021565078</text:p>
          </table:table-cell>
          <table:table-cell office:value-type="float" office:value="0.002156507808" calcext:value-type="float">
            <text:p>0.0021565078</text:p>
          </table:table-cell>
          <table:table-cell office:value-type="float" office:value="0.003185916346" calcext:value-type="float">
            <text:p>0.003185916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0.000806599992" calcext:value-type="float">
            <text:p>270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1275114239" calcext:value-type="float">
            <text:p>0.001275114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0.001048665699" calcext:value-type="float">
            <text:p>270.0010486657</text:p>
          </table:table-cell>
          <table:table-cell office:value-type="float" office:value="0.001048665699" calcext:value-type="float">
            <text:p>0.0010486657</text:p>
          </table:table-cell>
          <table:table-cell office:value-type="float" office:value="0.001380794233" calcext:value-type="float">
            <text:p>0.001380794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0.001175385697" calcext:value-type="float">
            <text:p>270.0011753857</text:p>
          </table:table-cell>
          <table:table-cell office:value-type="float" office:value="0.001175385697" calcext:value-type="float">
            <text:p>0.0011753857</text:p>
          </table:table-cell>
          <table:table-cell office:value-type="float" office:value="0.002692314249" calcext:value-type="float">
            <text:p>0.0026923142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0.001694839964" calcext:value-type="float">
            <text:p>270.00169484</text:p>
          </table:table-cell>
          <table:table-cell office:value-type="float" office:value="0.001694839964" calcext:value-type="float">
            <text:p>0.00169484</text:p>
          </table:table-cell>
          <table:table-cell office:value-type="float" office:value="0.003185914239" calcext:value-type="float">
            <text:p>0.0031859142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3.00070883999" calcext:value-type="float">
            <text:p>273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1275112132" calcext:value-type="float">
            <text:p>0.0012751121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3.00108859998" calcext:value-type="float">
            <text:p>273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1380792126" calcext:value-type="float">
            <text:p>0.0013807921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3.001109079979" calcext:value-type="float">
            <text:p>273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2692312141" calcext:value-type="float">
            <text:p>0.0026923121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3.001129559978" calcext:value-type="float">
            <text:p>273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3185912131" calcext:value-type="float">
            <text:p>0.0031859121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6.00070883999" calcext:value-type="float">
            <text:p>276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1275110024" calcext:value-type="float">
            <text:p>0.00127511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6.00108859998" calcext:value-type="float">
            <text:p>276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1380790018" calcext:value-type="float">
            <text:p>0.00138079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6.001109079979" calcext:value-type="float">
            <text:p>276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2640950037" calcext:value-type="float">
            <text:p>0.0026409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6.001129559978" calcext:value-type="float">
            <text:p>276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3181190024" calcext:value-type="float">
            <text:p>0.00318119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9.00070883999" calcext:value-type="float">
            <text:p>279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1270627897" calcext:value-type="float">
            <text:p>0.0012706279</text:p>
          </table:table-cell>
          <table:table-cell office:value-type="float" office:value="0.000655919996" calcext:value-type="float">
            <text:p>0.00065592</text:p>
          </table:table-cell>
        </table:table-row>
        <table:table-row table:style-name="ro1">
          <table:table-cell office:value-type="float" office:value="279.00108859998" calcext:value-type="float">
            <text:p>279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138302789" calcext:value-type="float">
            <text:p>0.0013830279</text:p>
          </table:table-cell>
          <table:table-cell office:value-type="float" office:value="0.00088735999" calcext:value-type="float">
            <text:p>0.00088736</text:p>
          </table:table-cell>
        </table:table-row>
        <table:table-row table:style-name="ro1">
          <table:table-cell office:value-type="float" office:value="279.001109079979" calcext:value-type="float">
            <text:p>279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2650227921" calcext:value-type="float">
            <text:p>0.0026502279</text:p>
          </table:table-cell>
          <table:table-cell office:value-type="float" office:value="0.001114159986" calcext:value-type="float">
            <text:p>0.00111416</text:p>
          </table:table-cell>
        </table:table-row>
        <table:table-row table:style-name="ro1">
          <table:table-cell office:value-type="float" office:value="279.001129559978" calcext:value-type="float">
            <text:p>279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3187907916" calcext:value-type="float">
            <text:p>0.0031879079</text:p>
          </table:table-cell>
          <table:table-cell office:value-type="float" office:value="0.001134639985" calcext:value-type="float">
            <text:p>0.00113464</text:p>
          </table:table-cell>
        </table:table-row>
        <table:table-row table:style-name="ro1">
          <table:table-cell office:value-type="float" office:value="282.000642119991" calcext:value-type="float">
            <text:p>282.00064212</text:p>
          </table:table-cell>
          <table:table-cell office:value-type="float" office:value="0.000642119991" calcext:value-type="float">
            <text:p>0.00064212</text:p>
          </table:table-cell>
          <table:table-cell office:value-type="float" office:value="0.001288705808" calcext:value-type="float">
            <text:p>0.001288705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82.001176479982" calcext:value-type="float">
            <text:p>282.00117648</text:p>
          </table:table-cell>
          <table:table-cell office:value-type="float" office:value="0.001176479982" calcext:value-type="float">
            <text:p>0.00117648</text:p>
          </table:table-cell>
          <table:table-cell office:value-type="float" office:value="0.001367985806" calcext:value-type="float">
            <text:p>0.001367985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82.00124607998" calcext:value-type="float">
            <text:p>282.00124608</text:p>
          </table:table-cell>
          <table:table-cell office:value-type="float" office:value="0.00124607998" calcext:value-type="float">
            <text:p>0.00124608</text:p>
          </table:table-cell>
          <table:table-cell office:value-type="float" office:value="0.002689825822" calcext:value-type="float">
            <text:p>0.002689825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82.001315679978" calcext:value-type="float">
            <text:p>282.00131568</text:p>
          </table:table-cell>
          <table:table-cell office:value-type="float" office:value="0.001315679978" calcext:value-type="float">
            <text:p>0.00131568</text:p>
          </table:table-cell>
          <table:table-cell office:value-type="float" office:value="0.002710305821" calcext:value-type="float">
            <text:p>0.0027103058</text:p>
          </table:table-cell>
          <table:table-cell office:value-type="float" office:value="0.000847439992" calcext:value-type="float">
            <text:p>0.00084744</text:p>
          </table:table-cell>
        </table:table-row>
        <table:table-row table:style-name="ro1">
          <table:table-cell office:value-type="float" office:value="285.00070883999" calcext:value-type="float">
            <text:p>285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1275103702" calcext:value-type="float">
            <text:p>0.0012751037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85.00108859998" calcext:value-type="float">
            <text:p>285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1380783696" calcext:value-type="float">
            <text:p>0.0013807837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85.001109079979" calcext:value-type="float">
            <text:p>285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2692303712" calcext:value-type="float">
            <text:p>0.0026923037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85.001129559978" calcext:value-type="float">
            <text:p>285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3185903702" calcext:value-type="float">
            <text:p>0.0031859037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88.00070883999" calcext:value-type="float">
            <text:p>288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1275101595" calcext:value-type="float">
            <text:p>0.001275101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88.00108859998" calcext:value-type="float">
            <text:p>288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1380781589" calcext:value-type="float">
            <text:p>0.001380781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88.001109079979" calcext:value-type="float">
            <text:p>288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2692301605" calcext:value-type="float">
            <text:p>0.002692301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88.001129559978" calcext:value-type="float">
            <text:p>288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3185901595" calcext:value-type="float">
            <text:p>0.003185901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91.00070883999" calcext:value-type="float">
            <text:p>291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1275099487" calcext:value-type="float">
            <text:p>0.00127509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91.00108859998" calcext:value-type="float">
            <text:p>291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1380779481" calcext:value-type="float">
            <text:p>0.001380779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91.001109079979" calcext:value-type="float">
            <text:p>291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2692299497" calcext:value-type="float">
            <text:p>0.002692299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91.001129559978" calcext:value-type="float">
            <text:p>291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3185899487" calcext:value-type="float">
            <text:p>0.003185899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94.00070883999" calcext:value-type="float">
            <text:p>294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127509738" calcext:value-type="float">
            <text:p>0.001275097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94.00108859998" calcext:value-type="float">
            <text:p>294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1380777374" calcext:value-type="float">
            <text:p>0.0013807774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94.001109079979" calcext:value-type="float">
            <text:p>294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269229739" calcext:value-type="float">
            <text:p>0.0026922974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94.001129559978" calcext:value-type="float">
            <text:p>294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318589738" calcext:value-type="float">
            <text:p>0.0031858974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97.00070883999" calcext:value-type="float">
            <text:p>297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1275095272" calcext:value-type="float">
            <text:p>0.0012750953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97.00108859998" calcext:value-type="float">
            <text:p>297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1380775266" calcext:value-type="float">
            <text:p>0.0013807753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97.001109079979" calcext:value-type="float">
            <text:p>297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2692295282" calcext:value-type="float">
            <text:p>0.0026922953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97.001129559978" calcext:value-type="float">
            <text:p>297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3185895272" calcext:value-type="float">
            <text:p>0.0031858953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00.00070883999" calcext:value-type="float">
            <text:p>300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1275093165" calcext:value-type="float">
            <text:p>0.001275093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00.00108859998" calcext:value-type="float">
            <text:p>300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1380773159" calcext:value-type="float">
            <text:p>0.001380773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00.001109079979" calcext:value-type="float">
            <text:p>300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2692293175" calcext:value-type="float">
            <text:p>0.0026922932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00.001129559978" calcext:value-type="float">
            <text:p>300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3185893165" calcext:value-type="float">
            <text:p>0.0031858932</text:p>
          </table:table-cell>
          <table:table-cell office:value-type="float" office:value="0.000739679993" calcext:value-type="float">
            <text:p>0.00073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1:27:53.050885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1:29:00.741217356</dc:date>
    <meta:editing-duration>PT2M3S</meta:editing-duration>
    <meta:editing-cycles>2</meta:editing-cycles>
    <meta:generator>LibreOffice/5.1.6.2$Linux_X86_64 LibreOffice_project/10m0$Build-2</meta:generator>
    <meta:document-statistic meta:table-count="1" meta:cell-count="1604" meta:object-count="0"/>
  </office:meta>
</office:document-meta>
</file>